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1400">
            <text:p>11400</text:p>
          </table:table-cell>
          <table:table-cell/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)" office:value-type="float" office:value="60000">
            <text:p>60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)" office:value-type="float" office:value="43500">
            <text:p>43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16500">
            <text:p>16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/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];[.D28];[.E28])" office:value-type="float" office:value="1111.76470588235">
            <text:p>1111.7647058824</text:p>
          </table:table-cell>
          <table:table-cell table:style-name="ce57" office:value-type="string">
            <text:p>Մարիամ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/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72.7053140097">
            <text:p>36272.7053140097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3000">
            <text:p>30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table:number-columns-repeated="3"/>
          <table:table-cell table:style-name="ce2" table:formula="of:=SUM([.B31:.F31])" office:value-type="float" office:value="7300">
            <text:p>7300</text:p>
          </table:table-cell>
          <table:table-cell table:formula="of:=SUM([.B56:.F56])" office:value-type="float" office:value="347.619047619048">
            <text:p>347.61904761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office:value-type="string">
            <text:p>Արեգ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table:formula="of:=SUM([.B56:.F56])" office:value-type="float" office:value="347.619047619048">
            <text:p>347.61904761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56:.F56])" office:value-type="float" office:value="347.619047619048">
            <text:p>347.61904761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4"/>
          <table:table-cell table:formula="of:=SUM([.D56:.F56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table:number-columns-repeated="4"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table:number-columns-repeated="4"/>
          <table:table-cell table:formula="of:=SUM([.C56:.F56])" office:value-type="float" office:value="347.619047619048">
            <text:p>347.61904761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E56];[.F56])" office:value-type="float" office:value="347.619047619048">
            <text:p>347.61904761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347.619047619048">
            <text:p>347.61904761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0">
            <text:p>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56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E56])" office:value-type="float" office:value="347.619047619048">
            <text:p>347.619047619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>
            <text:p>347.61904761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D56];[.F56])" office:value-type="float" office:value="347.619047619048">
            <text:p>347.61904761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1" office:value-type="float" office:value="0">
            <text:p>0</text:p>
          </table:table-cell>
          <table:table-cell table:formula="of:=[.E31]/17" office:value-type="float" office:value="0">
            <text:p>0</text:p>
          </table:table-cell>
          <table:table-cell table:formula="of:=[.F31]/23" office:value-type="float" office:value="0">
            <text:p>0</text:p>
          </table:table-cell>
          <table:table-cell/>
          <table:table-cell table:style-name="ce2" table:formula="of:=SUM([.H31:.H55])" office:value-type="float" office:value="7300">
            <text:p>73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5/10/2016</text:date>, <text:time>11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0T11:04:32</dc:date>
    <meta:editing-duration>P6DT20H4M25S</meta:editing-duration>
    <meta:editing-cycles>2399</meta:editing-cycles>
    <meta:generator>OpenOffice/4.1.1$Unix OpenOffice.org_project/411m6$Build-9775</meta:generator>
    <dc:creator>Hasmik Dabaghyan</dc:creator>
    <meta:document-statistic meta:table-count="14" meta:cell-count="5900" meta:object-count="0"/>
  </office:meta>
</office:document-meta>
</file>